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2">
      <style:paragraph-properties fo:margin-left="0.5in" fo:margin-right="0in" fo:text-indent="-0.25in" style:auto-text-indent="false"/>
    </style:style>
    <style:style style:name="P2" style:family="paragraph" style:parent-style-name="Standard" style:list-style-name="WWNum3">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2" style:master-page-name="Standard">
      <style:paragraph-properties fo:margin-left="0.5in" fo:margin-right="0in" fo:text-indent="-0.25in" style:auto-text-indent="false"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font-style="italic" style:font-style-asian="italic"/>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25196671" text:style-name="WWNum2">
        <text:list-item>
          <text:p text:style-name="P4"><text:span text:style-name="T1">Abstract &amp; Introduction:</text:span> PCA is widespread, but seldom understood by the users. The aim of this paper is to provide an intuition for PCA.</text:p>
        </text:list-item>
        <text:list-item>
          <text:p text:style-name="P1"><text:span text:style-name="T1">Motivation Toy Example:</text:span> An oscillating spring, measured with three cameras. How to extract the underlying formula, a simple function of <text:span text:style-name="T3">x</text:span>? Issues: cameras not aligned, noise.</text:p>
        </text:list-item>
        <text:list-item>
          <text:p text:style-name="P1"><text:span text:style-name="T1">Framework: Change Of Basis:</text:span> PCA aims to reexpres the data in a basis, which gets rid of the noise and is most meaningful. We start with the canonical basis and can change it by matrix multiplication. The elements of the new basis are called <text:span text:style-name="T3">principal components</text:span>.</text:p>
        </text:list-item>
        <text:list-item>
          <text:p text:style-name="P1"><text:span text:style-name="T1">Variance And The Goal: </text:span>We want to minimize noise. We can measure it somewhat by e.g. Signal-to-Noise Ratio: signal variance/noise variance (fig. 2 for intuitive explanation). A basis, which results in highest variance data is the one with the highest SNR. Further we can measure covariance (a measure of linear relationship). In the other direction, we can prescribe the covariance and use it to minimize redundancy. There’s an iterative algorithm for extracting components ordered by importance.</text:p>
        </text:list-item>
        <text:list-item>
          <text:p text:style-name="P1"><text:span text:style-name="T1">Solving PCA Using Eigenvalue Decomposition: </text:span>Since the components are assumed to be orthogonal, there also exists an analytical solution to this problem. We use a matrix with rows as eigenvectors of <text:span text:style-name="T3">1/n*X*X^T</text:span>.</text:p>
        </text:list-item>
        <text:list-item>
          <text:p text:style-name="P1"><text:span text:style-name="T1">A More General Solution Using SVD: </text:span>There exists a generalization to eigenvalue decomposition of a normal matrix. This technique is based on the task of expressing several scalar equations in just one equation (fig. 4).</text:p>
        </text:list-item>
        <text:list-item>
          <text:p text:style-name="P1"><text:span text:style-name="T1">Discussion: </text:span>PCA is nice, because it is analytical. In the output we can look at the variance and by it judge the importance. Low-variance dimensions can be dropped, hence dimension reduction. Fig. 6b shows an interesting situation, where PCA fails. PCA removes second-order dependencies, but there may be higher order dependencies, as in fig. 6.</text:p>
        </text:list-item>
      </text:list>
      <text:p text:style-name="Standard"/>
      <text:p text:style-name="Standard">Questions:</text:p>
      <text:list xml:id="list3386736557" text:style-name="WWNum3">
        <text:list-item>
          <text:p text:style-name="P2"><text:span text:style-name="T3">The ratio of the two lengths measures how skinny the cloud is: possibilities include a thin line (SNR &gt;&gt; 1), a circle (SNR = 1) or even worse. <text:s/></text:span>Do they mean, that SNR can be lower than 1? <office:annotation office:name="__Annotation__29_1712550109"><dc:creator>Vilém Zouhar</dc:creator><dc:date>2020-04-07T10:43:27</dc:date><text:p><text:span text:style-name="T4">Protože jako signál se počítá vždycky ten směr, který má nejvyšší varianci. Tak jak pak může mít šum varianci vyšší?</text:span></text:p></office:annotation><office:annotation office:name="__Annotation__27_1712550109"><dc:creator>Jirka Hana</dc:creator><dc:date>2020-04-07T10:34:46</dc:date><text:p><text:span text:style-name="T4">Vic sumu nez signalu? Nevidim duvod proc by to neslo. prakticky i teoreticky</text:span></text:p></office:annotation>How would that be possible<office:annotation-end office:name="__Annotation__27_1712550109"/><office:annotation-end office:name="__Annotation__29_1712550109"/>?</text:p>
        </text:list-item>
      </text:list>
      <text:p text:style-name="Standard"/>
      <text:p text:style-name="Standard">Notes:</text:p>
      <text:list xml:id="list4219671958" text:style-name="WWNum1">
        <text:list-item>
          <text:p text:style-name="P3">It’s funny to see the sentence <text:span text:style-name="T3">Envision how PCA works.</text:span> in a text, which is supposed to help us build an intuition for PCA.</text:p>
        </text:list-item>
        <text:list-item>
          <text:p text:style-name="P3"><text:span text:style-name="T3">The manner of approaching this goal is loosely akin to how one might explore a town in the Western United States: drive down the longest road running through the town. When one sees another big road, turn left or right and drive down this road, and so fort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421" meta:character-count="2461" meta:non-whitespace-character-count="2061"/>
    <meta:generator>LibreOfficeDev/6.0.5.2$Linux_X86_64 LibreOffice_project/</meta:generator>
  </office:meta>
</office:document-meta>
</file>